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>
        <style:tab-stops>
          <style:tab-stop style:position="2.8835in" style:type="center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5102in" style:type="center"/>
          <style:tab-stop style:position="1.1791in" style:type="center"/>
          <style:tab-stop style:position="2.3654in" style:type="center"/>
          <style:tab-stop style:position="3.5102in" style:type="center"/>
        </style:tab-stops>
      </style:paragraph-properties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15%"/>
    </style:style>
    <style:style style:name="P7" style:family="paragraph" style:parent-style-name="Standard">
      <style:paragraph-properties fo:margin-top="0in" fo:margin-bottom="0in" loext:contextual-spacing="false" fo:line-height="115%" fo:text-align="end" style:justify-single-word="false"/>
    </style:style>
    <style:style style:name="P8" style:family="paragraph" style:parent-style-name="Standard">
      <style:paragraph-properties fo:margin-top="0in" fo:margin-bottom="0in" loext:contextual-spacing="false" fo:line-height="115%"/>
      <style:text-properties fo:color="#0b5394" fo:font-size="14pt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15%" fo:text-align="end" style:justify-single-word="false"/>
      <style:text-properties fo:color="#0b5394" fo:font-size="14pt" style:font-size-asian="14pt" style:font-size-complex="14pt"/>
    </style:style>
    <style:style style:name="P10" style:family="paragraph" style:parent-style-name="Standard" style:master-page-name="First_20_Page">
      <style:paragraph-properties fo:margin-top="0in" fo:margin-bottom="0in" loext:contextual-spacing="false" fo:line-height="115%" style:page-number="1"/>
    </style:style>
    <style:style style:name="P11" style:family="paragraph" style:parent-style-name="Standard" style:list-style-name="WWNum1">
      <style:paragraph-properties fo:margin-left="0.3902in" fo:margin-right="0in" fo:margin-top="0in" fo:margin-bottom="0.1874in" loext:contextual-spacing="false" fo:line-height="112%" fo:text-indent="-0.3902in" style:auto-text-indent="false"/>
    </style:style>
    <style:style style:name="P12" style:family="paragraph" style:parent-style-name="Standard">
      <style:paragraph-properties fo:margin-left="0.0071in" fo:margin-right="0in" fo:text-indent="0in" style:auto-text-indent="false"/>
    </style:style>
    <style:style style:name="P13" style:family="paragraph" style:parent-style-name="Standard">
      <style:paragraph-properties fo:margin-left="0.0071in" fo:margin-right="0in" fo:line-height="139%" fo:text-indent="0in" style:auto-text-indent="false"/>
    </style:style>
    <style:style style:name="P14" style:family="paragraph" style:parent-style-name="Standard">
      <style:paragraph-properties fo:margin-left="0.0071in" fo:margin-right="0in" fo:margin-top="0in" fo:margin-bottom="0.1874in" loext:contextual-spacing="false" fo:line-height="100%" fo:text-indent="0in" style:auto-text-indent="false"/>
    </style:style>
    <style:style style:name="P15" style:family="paragraph" style:parent-style-name="Standard">
      <style:paragraph-properties fo:margin-left="0.0071in" fo:margin-right="0in" fo:margin-top="0in" fo:margin-bottom="0in" loext:contextual-spacing="false" fo:line-height="212%" fo:text-indent="0in" style:auto-text-indent="false"/>
    </style:style>
    <style:style style:name="P16" style:family="paragraph" style:parent-style-name="Standard">
      <style:paragraph-properties fo:margin-left="0.0102in" fo:margin-right="0in" fo:margin-top="0in" fo:margin-bottom="0.1354in" loext:contextual-spacing="false" fo:line-height="139%" fo:text-align="justify" style:justify-single-word="false" fo:text-indent="0in" style:auto-text-indent="false"/>
    </style:style>
    <style:style style:name="P17" style:family="paragraph" style:parent-style-name="Standard">
      <style:paragraph-properties fo:margin-left="0.0102in" fo:margin-right="0in" fo:margin-top="0in" fo:margin-bottom="0.1528in" loext:contextual-spacing="false" fo:line-height="100%" fo:text-indent="0in" style:auto-text-indent="false"/>
    </style:style>
    <style:style style:name="P18" style:family="paragraph" style:parent-style-name="Standard" style:list-style-name="WWNum1">
      <style:paragraph-properties fo:margin-left="0.2492in" fo:margin-right="0in" fo:margin-top="0in" fo:margin-bottom="0.1457in" loext:contextual-spacing="false" fo:line-height="112%" fo:text-indent="-0.2492in" style:auto-text-indent="false"/>
    </style:style>
    <style:style style:name="P19" style:family="paragraph" style:parent-style-name="Standard" style:list-style-name="WWNum1">
      <style:paragraph-properties fo:margin-left="0in" fo:margin-right="0in" fo:margin-top="0in" fo:margin-bottom="0.1457in" loext:contextual-spacing="false" fo:line-height="112%" fo:text-indent="0.5in" style:auto-text-indent="false"/>
    </style:style>
    <style:style style:name="P20" style:family="paragraph" style:parent-style-name="Standard" style:list-style-name="WWNum1">
      <style:paragraph-properties fo:margin-left="0in" fo:margin-right="0in" fo:margin-top="0in" fo:margin-bottom="0.1528in" loext:contextual-spacing="false" fo:line-height="100%" fo:text-indent="0.5in" style:auto-text-indent="false"/>
    </style:style>
    <style:style style:name="P21" style:family="paragraph" style:parent-style-name="Standard">
      <style:paragraph-properties fo:margin-left="0.5102in" fo:margin-right="0in" fo:margin-top="0in" fo:margin-bottom="0.1528in" loext:contextual-spacing="false" fo:line-height="100%" fo:text-indent="0in" style:auto-text-indent="false"/>
    </style:style>
    <style:style style:name="P22" style:family="paragraph" style:parent-style-name="Standard">
      <style:paragraph-properties fo:margin-left="0.5in" fo:margin-right="0in" fo:line-height="190%" fo:text-indent="-0.5in" style:auto-text-indent="false"/>
    </style:style>
    <style:style style:name="P23" style:family="paragraph" style:parent-style-name="Standard">
      <style:paragraph-properties fo:margin-left="0.0071in" fo:margin-right="0.2563in" fo:margin-top="0in" fo:margin-bottom="0in" loext:contextual-spacing="false" fo:line-height="190%" fo:text-indent="0in" style:auto-text-indent="false"/>
    </style:style>
    <style:style style:name="P24" style:family="paragraph" style:parent-style-name="Standard">
      <style:paragraph-properties fo:margin-left="0in" fo:margin-right="0in" fo:text-indent="0.5in" style:auto-text-indent="false"/>
    </style:style>
    <style:style style:name="P25" style:family="paragraph" style:parent-style-name="Standard">
      <style:paragraph-properties fo:margin-left="0in" fo:margin-right="0in" fo:margin-top="0in" fo:margin-bottom="0.0453in" loext:contextual-spacing="false" fo:line-height="188%" fo:text-indent="0.5in" style:auto-text-indent="false"/>
    </style:style>
    <style:style style:name="P26" style:family="paragraph" style:parent-style-name="Standard">
      <style:paragraph-properties fo:margin-left="0.0071in" fo:margin-right="0.6008in" fo:margin-top="0in" fo:margin-bottom="0in" loext:contextual-spacing="false" fo:line-height="190%" fo:text-indent="0in" style:auto-text-indent="false"/>
    </style:style>
    <style:style style:name="P27" style:family="paragraph" style:parent-style-name="Standard">
      <style:paragraph-properties fo:margin-left="0.5173in" fo:margin-right="0in" fo:text-indent="0in" style:auto-text-indent="false"/>
    </style:style>
    <style:style style:name="P28" style:family="paragraph" style:parent-style-name="Standard">
      <style:paragraph-properties fo:margin-left="0.5173in" fo:margin-right="0in" fo:margin-top="0in" fo:margin-bottom="0.1874in" loext:contextual-spacing="false" fo:line-height="100%" fo:text-indent="0in" style:auto-text-indent="false"/>
    </style:style>
    <style:style style:name="P29" style:family="paragraph" style:parent-style-name="Standard">
      <style:paragraph-properties fo:margin-top="0in" fo:margin-bottom="0.1772in" loext:contextual-spacing="false" fo:line-height="100%">
        <style:tab-stops>
          <style:tab-stop style:position="1.2965in" style:type="center"/>
        </style:tab-stops>
      </style:paragraph-properties>
    </style:style>
    <style:style style:name="P30" style:family="paragraph">
      <loext:graphic-properties draw:fill="none"/>
      <style:paragraph-properties fo:text-align="start"/>
    </style:style>
    <style:style style:name="P31" style:family="paragraph">
      <loext:graphic-properties draw:fill="solid" draw:fill-color="#8296b0"/>
      <style:paragraph-properties fo:text-align="start"/>
    </style:style>
    <style:style style:name="T1" style:family="text">
      <style:text-properties fo:color="#073763" fo:font-size="24pt" style:font-size-asian="24pt" style:font-size-complex="24pt"/>
    </style:style>
    <style:style style:name="T2" style:family="text">
      <style:text-properties fo:color="#0b5394" fo:font-size="14pt" style:font-size-asian="14pt" style:font-size-complex="14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color="#000000" style:font-name="Calibri" style:font-name-asian="Calibri1" style:font-name-complex="Calibri1"/>
    </style:style>
    <style:style style:name="gr1" style:family="graphic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6.3646in" fo:min-width="6.1339in" fo:padding-top="0.1in" fo:padding-bottom="0.1in" fo:padding-left="0.1in" fo:padding-right="0.1in" fo:wrap-option="wrap" style:run-through="foreground"/>
    </style:style>
    <style:style style:name="gr4" style:family="graphic">
      <style:graphic-properties draw:stroke="none" svg:stroke-width="0in" draw:fill="solid" draw:fill-color="#8296b0" draw:textarea-vertical-align="middle" draw:auto-grow-height="false" draw:fit-to-size="false" style:shrink-to-fit="false" fo:min-height="3.9445in" fo:min-width="3.9366in" fo:padding-top="0.1in" fo:padding-bottom="0.1in" fo:padding-left="0.1in" fo:padding-right="0.1in" fo:wrap-option="wrap" style:run-through="foreground"/>
    </style:style>
    <style:style style:name="gr5" style:family="graphic">
      <style:graphic-properties draw:stroke="none" svg:stroke-width="0in" draw:fill="solid" draw:fill-color="#8296b0" draw:textarea-vertical-align="middle" draw:auto-grow-height="false" draw:fit-to-size="false" style:shrink-to-fit="false" fo:min-height="4.9839in" fo:min-width="4.989in" fo:padding-top="0.1in" fo:padding-bottom="0.1in" fo:padding-left="0.1in" fo:padding-right="0.1in" fo:wrap-option="wrap" style:run-through="foreground"/>
    </style:style>
    <style:style style:name="gr6" style:family="graphic">
      <style:graphic-properties draw:stroke="none" svg:stroke-width="0in" draw:fill="solid" draw:fill-color="#8296b0" draw:textarea-vertical-align="middle" draw:auto-grow-height="false" draw:fit-to-size="false" style:shrink-to-fit="false" fo:min-height="4.898in" fo:min-width="4.9035in" fo:padding-top="0.1in" fo:padding-bottom="0.1in" fo:padding-left="0.1in" fo:padding-right="0.1in" fo:wrap-option="wrap" style:run-through="foreground"/>
    </style:style>
    <style:style style:name="gr7" style:family="graphic">
      <style:graphic-properties draw:stroke="none" svg:stroke-width="0in" draw:fill="solid" draw:fill-color="#8296b0" draw:textarea-vertical-align="middle" draw:auto-grow-height="false" draw:fit-to-size="false" style:shrink-to-fit="false" fo:min-height="4.3626in" fo:min-width="4.3547in" fo:padding-top="0.1in" fo:padding-bottom="0.1in" fo:padding-left="0.1in" fo:padding-right="0.1in" fo:wrap-option="wrap" style:run-through="foreground"/>
    </style:style>
    <style:style style:name="gr8" style:family="graphic">
      <style:graphic-properties draw:stroke="none" svg:stroke-width="0in" draw:fill="solid" draw:fill-color="#8296b0" draw:textarea-vertical-align="middle" draw:auto-grow-height="false" draw:fit-to-size="false" style:shrink-to-fit="false" fo:min-height="6.1398in" fo:min-width="6.1339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ASSWORD POLICY</text:span></text:p>
      <text:p text:style-name="P6"><text:span text:style-name="T2">Team 00</text:span></text:p>
      <text:p text:style-name="P8"><draw:g text:anchor-type="paragraph" draw:z-index="0" draw:name="Image1" draw:style-name="gr1"><draw:g draw:style-name="gr2"><draw:custom-shape draw:name="Shape 3" draw:style-name="gr3" draw:text-style-name="P30" svg:width="6.3335in" svg:height="6.5642in" svg:x="0.1665in" svg:y="0.135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4" draw:text-style-name="P31" svg:width="4.1362in" svg:height="4.1441in" svg:x="2.3638in" svg:y="0.1354in"><text:p/><draw:enhanced-geometry draw:mirror-horizontal="false" draw:mirror-vertical="false" drawooo:sub-view-size="1781 1786" draw:text-areas="0 0 ?f0 ?f1" svg:viewBox="0 0 0 0" draw:type="ooxml-non-primitive" draw:enhanced-path="M 4 1786 L 0 1782 1776 0 1781 5 4 1786 Z N"><draw:equation draw:name="f0" draw:formula="logwidth"/><draw:equation draw:name="f1" draw:formula="logheight"/></draw:enhanced-geometry></draw:custom-shape><draw:custom-shape draw:name="Shape 5" draw:style-name="gr5" draw:text-style-name="P31" svg:width="5.1886in" svg:height="5.1835in" svg:x="1.3118in" svg:y="0.4673in"><text:p/><draw:enhanced-geometry draw:mirror-horizontal="false" draw:mirror-vertical="false" drawooo:sub-view-size="2234 2234" draw:text-areas="0 0 ?f0 ?f1" svg:viewBox="0 0 0 0" draw:type="ooxml-non-primitive" draw:enhanced-path="M 5 2234 L 0 2229 2229 0 2234 5 5 2234 Z N"><draw:equation draw:name="f0" draw:formula="logwidth"/><draw:equation draw:name="f1" draw:formula="logheight"/></draw:enhanced-geometry></draw:custom-shape><draw:custom-shape draw:name="Shape 6" draw:style-name="gr6" draw:text-style-name="P31" svg:width="5.1031in" svg:height="5.0976in" svg:x="1.3972in" svg:y="0.2957in"><text:p/><draw:enhanced-geometry draw:mirror-horizontal="false" draw:mirror-vertical="false" drawooo:sub-view-size="2197 2197" draw:text-areas="0 0 ?f0 ?f1" svg:viewBox="0 0 0 0" draw:type="ooxml-non-primitive" draw:enhanced-path="M 9 2197 L 0 2193 2188 0 2197 10 9 2197 Z N"><draw:equation draw:name="f0" draw:formula="logwidth"/><draw:equation draw:name="f1" draw:formula="logheight"/></draw:enhanced-geometry></draw:custom-shape><draw:custom-shape draw:name="Shape 7" draw:style-name="gr7" draw:text-style-name="P31" svg:width="4.5543in" svg:height="4.5622in" svg:x="1.9457in" svg:y="0.8638in"><text:p/><draw:enhanced-geometry draw:mirror-horizontal="false" draw:mirror-vertical="false" drawooo:sub-view-size="1961 1966" draw:text-areas="0 0 ?f0 ?f1" svg:viewBox="0 0 0 0" draw:type="ooxml-non-primitive" draw:enhanced-path="M 9 1966 L 0 1957 1952 0 1961 9 9 1966 Z N"><draw:equation draw:name="f0" draw:formula="logwidth"/><draw:equation draw:name="f1" draw:formula="logheight"/></draw:enhanced-geometry></draw:custom-shape><draw:custom-shape draw:name="Shape 8" draw:style-name="gr8" draw:text-style-name="P31" svg:width="6.3335in" svg:height="6.3394in" svg:x="0.1665in" svg:y="0.3606in"><text:p/><draw:enhanced-geometry draw:mirror-horizontal="false" draw:mirror-vertical="false" drawooo:sub-view-size="2727 2732" draw:text-areas="0 0 ?f0 ?f1" svg:viewBox="0 0 0 0" draw:type="ooxml-non-primitive" draw:enhanced-path="M 0 2732 L 0 2728 2722 0 2727 5 0 2732 Z N"><draw:equation draw:name="f0" draw:formula="logwidth"/><draw:equation draw:name="f1" draw:formula="logheight"/></draw:enhanced-geometry></draw:custom-shape></draw:g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9"/>
      <text:p text:style-name="P9"/>
      <text:p text:style-name="P9"/>
      <text:p text:style-name="P7"><text:span text:style-name="T2">Security Policies</text:span></text:p>
      <text:p text:style-name="P7"><text:span text:style-name="T2">StormSurge Software</text:span></text:p>
      <text:p text:style-name="P1"><text:span text:style-name="T3">Password Policy</text:span></text:p>
      <text:p text:style-name="P2"/>
      <text:list xml:id="list2929407650" text:style-name="WWNum1">
        <text:list-item>
          <text:p text:style-name="P11">OVERVIEW </text:p>
        </text:list-item>
      </text:list>
      <text:p text:style-name="P13">Passwords are an important aspect of computer security. <text:s/>A poorly chosen password may result in unauthorized access and/or exploitation of &lt;Company Name&gt;'s resources. <text:s/>All users, including contractors and vendors with access to &lt;Company Name&gt;'s Team systems, are responsible for taking the appropriate steps, as outlined below, to select and secure their passwords. </text:p>
      <text:list xml:id="list214730646414520" text:continue-numbering="true" text:style-name="WWNum1">
        <text:list-item>
          <text:p text:style-name="P11">PURPOSE </text:p>
        </text:list-item>
      </text:list>
      <text:p text:style-name="P13">The purpose of this policy is to establish a standard for creation of strong passwords, the protection of those passwords, and the frequency of change. </text:p>
      <text:list xml:id="list214730483055415" text:continue-numbering="true" text:style-name="WWNum1">
        <text:list-item>
          <text:p text:style-name="P11">SCOPE </text:p>
        </text:list-item>
      </text:list>
      <text:p text:style-name="P16">The scope of this policy includes all personnel who have or are responsible for an account (or any form of access that supports or requires a password) on any system that resides at any &lt;Company Name&gt;'s facility, has access to the &lt;Company Name&gt;'s network, or stores any non-public &lt;Company Name&gt;'s information. </text:p>
      <text:list xml:id="list214731207281501" text:continue-numbering="true" text:style-name="WWNum1">
        <text:list-item>
          <text:p text:style-name="P11">POLICY </text:p>
          <text:list>
            <text:list-item>
              <text:p text:style-name="P18">Password Creation </text:p>
              <text:list>
                <text:list-item>
                  <text:p text:style-name="P19">All user-level and system -level passwords must conform to the Password Construction Guidelines </text:p>
                </text:list-item>
                <text:list-item>
                  <text:p text:style-name="P19">Users must not use the same password for &lt;Company Name&gt;'s accounts as for other non-&lt;Company Name&gt;'s access (for example, personal ISP account, option trading, benefits, and so on). </text:p>
                </text:list-item>
                <text:list-item>
                  <text:p text:style-name="P19">Where possible, users must not use the same password for various &lt;Company Name&gt;'s access needs. </text:p>
                </text:list-item>
                <text:list-item>
                  <text:p text:style-name="P19">User accounts that have system-level privileges granted through group memberships or programs such as sudo must have a unique password from all other accounts held by that user to access system-level privileges. </text:p>
                </text:list-item>
              </text:list>
            </text:list-item>
          </text:list>
        </text:list-item>
      </text:list>
      <text:p text:style-name="P21"><text:s/></text:p>
      <text:list xml:id="list214732127174507" text:continue-numbering="true" text:style-name="WWNum1">
        <text:list-item>
          <text:list>
            <text:list-item>
              <text:p text:style-name="P18">Password Change </text:p>
              <text:list>
                <text:list-item>
                  <text:p text:style-name="P20">All system-level passwords (for example, root, enable, NT admin, application </text:p>
                </text:list-item>
              </text:list>
            </text:list-item>
          </text:list>
        </text:list-item>
      </text:list>
      <text:p text:style-name="P12">administration accounts, and so on) must be changed on at least a quarterly basis. </text:p>
      <text:list xml:id="list214730575951747" text:continue-numbering="true" text:style-name="WWNum1">
        <text:list-item>
          <text:list>
            <text:list-item>
              <text:list>
                <text:list-item>
                  <text:p text:style-name="P19">All user-level passwords (for example, em <text:s text:c="2"/>ail, web, desktop computer, and so on) must be </text:p>
                </text:list-item>
              </text:list>
            </text:list-item>
          </text:list>
        </text:list-item>
      </text:list>
      <text:p text:style-name="P22"><text:soft-page-break/>changed at least every six months. The recommended change interval is every four months. 4.2.3 </text:p>
      <text:p text:style-name="P23">Password cracking or guessing may be performed on a periodic or random basis by the Infosec Team and its delegates. If a password is guessed or cracked during one of these </text:p>
      <text:p text:style-name="P12">scans, the user will be required to change it to be in compliance with the Password Construction Guidelines. </text:p>
      <text:list xml:id="list214730189130369" text:continue-numbering="true" text:style-name="WWNum1">
        <text:list-item>
          <text:list>
            <text:list-item>
              <text:p text:style-name="P18">Password Protection </text:p>
              <text:list>
                <text:list-item>
                  <text:p text:style-name="P19">Passwords must not be shared with anyone. All passwords are to be treated as sensitive, Confidential </text:p>
                </text:list-item>
              </text:list>
            </text:list-item>
          </text:list>
        </text:list-item>
      </text:list>
      <text:p text:style-name="P12">&lt;Company Name&gt;'s information. Corporate Information Security recognizes that legacy applications do not support proxy systems in place. </text:p>
      <text:list xml:id="list214731234953767" text:continue-numbering="true" text:style-name="WWNum1">
        <text:list-item>
          <text:list>
            <text:list-item>
              <text:list>
                <text:list-item>
                  <text:p text:style-name="P19">Passwords must not be inserted into email messages, Alliance cases or other forms of </text:p>
                </text:list-item>
              </text:list>
            </text:list-item>
          </text:list>
        </text:list-item>
      </text:list>
      <text:p text:style-name="P12">electronic communication. </text:p>
      <text:list xml:id="list214731906819203" text:continue-numbering="true" text:style-name="WWNum1">
        <text:list-item>
          <text:list>
            <text:list-item>
              <text:list>
                <text:list-item>
                  <text:p text:style-name="P19">Passwords must not be revealed over the phone to anyone. </text:p>
                </text:list-item>
                <text:list-item>
                  <text:p text:style-name="P19">Do not reveal a password on questionnaires or security forms. </text:p>
                </text:list-item>
                <text:list-item>
                  <text:p text:style-name="P19">Do not hint at the format of a password (for example, "my family name"). </text:p>
                </text:list-item>
                <text:list-item>
                  <text:p text:style-name="P19"><text:bookmark text:name="_gjdgxs"/>Do not share &lt;Company Name&gt;'s passwords with anyone, including administrative assistants, secretaries, managers, co-workers while on vacation, and family members. </text:p>
                </text:list-item>
                <text:list-item>
                  <text:p text:style-name="P19">Do not use the "Remember Password" feature of applications (for example, web </text:p>
                </text:list-item>
              </text:list>
            </text:list-item>
          </text:list>
        </text:list-item>
      </text:list>
      <text:p text:style-name="P12">browsers). </text:p>
      <text:p text:style-name="P24">4.3.9 Any user suspecting that his/her password may have been compromised must report the incident and change all passwords. </text:p>
      <text:p text:style-name="P17"><text:s text:c="2"/></text:p>
      <text:p text:style-name="P17"><text:s text:c="2"/></text:p>
      <text:list xml:id="list214731782259873" text:continue-numbering="true" text:style-name="WWNum1">
        <text:list-item>
          <text:list>
            <text:list-item>
              <text:p text:style-name="P18">Use of Passwords </text:p>
            </text:list-item>
          </text:list>
        </text:list-item>
      </text:list>
      <text:p text:style-name="P26">A good password is relatively long and contains a combination of upper and lower case letters and numeric and punctuation characters. </text:p>
      <text:p text:style-name="P17"><text:s text:c="2"/></text:p>
      <text:p text:style-name="P27">4.4.1 <text:s text:c="10"/>Password Format Policy: </text:p>
      <text:p text:style-name="P3"><text:s text:c="2"/><text:tab/> <text:s text:c="2"/>2 special characters, 1 upper case character, 1 lower case character. </text:p>
      <text:p text:style-name="P29"><text:s text:c="2"/><text:tab/> 10 character minimum </text:p>
      <text:p text:style-name="P4"><text:span text:style-name="T4"><text:tab/></text:span> <text:tab/>4.4.2 <text:tab/>Password Security Rules: <text:tab/> </text:p>
      <text:p text:style-name="P12"><text:s text:c="10"/>lockout the user after 5 failed password attempts </text:p>
      <text:p text:style-name="P12"><text:s text:c="10"/>maximum of 90 days before a users password must be changed </text:p>
      <text:p text:style-name="P12"><text:soft-page-break/><text:s text:c="10"/>No password hints </text:p>
      <text:p text:style-name="P17"><text:s text:c="2"/></text:p>
      <text:p text:style-name="P12">All of the rules above that apply to passwords also apply to passphrases. </text:p>
      <text:p text:style-name="P17"><text:s text:c="2"/></text:p>
      <text:p text:style-name="P14">Policy Compliance </text:p>
      <text:p text:style-name="P12">5.1 Compliance Measurement </text:p>
      <text:p text:style-name="P25">The Infosec team will verify compliance to this policy through various methods, including but not limited to, periodic walk-thrus, video monitoring, business tool reports, internal and external audits, and feedback to the policy owner. </text:p>
      <text:p text:style-name="P14">5.2 Exceptions </text:p>
      <text:p text:style-name="P28">Any exception to the policy must be approved by the Infosec Team in advance. </text:p>
      <text:p text:style-name="P14">5.3 Non-Compliance </text:p>
      <text:p text:style-name="P15">An employee found to have violated this policy may be subject to disciplinary action, up to and including termination of employment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666666" style:text-line-through-style="none" style:text-line-through-type="none" style:text-position="0% 100%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2" style:display-name="ListLabel 2" style:family="text">
      <style:text-properties fo:color="#666666" style:text-line-through-style="none" style:text-line-through-type="none" style:text-position="0% 100%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3" style:display-name="ListLabel 3" style:family="text">
      <style:text-properties fo:color="#666666" style:text-line-through-style="none" style:text-line-through-type="none" style:text-position="0% 100%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4" style:display-name="ListLabel 4" style:family="text">
      <style:text-properties fo:color="#666666" style:text-line-through-style="none" style:text-line-through-type="none" style:text-position="0% 100%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5" style:display-name="ListLabel 5" style:family="text">
      <style:text-properties fo:color="#666666" style:text-line-through-style="none" style:text-line-through-type="none" style:text-position="0% 100%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6" style:display-name="ListLabel 6" style:family="text">
      <style:text-properties fo:color="#666666" style:text-line-through-style="none" style:text-line-through-type="none" style:text-position="0% 100%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7" style:display-name="ListLabel 7" style:family="text">
      <style:text-properties fo:color="#666666" style:text-line-through-style="none" style:text-line-through-type="none" style:text-position="0% 100%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8" style:display-name="ListLabel 8" style:family="text">
      <style:text-properties fo:color="#666666" style:text-line-through-style="none" style:text-line-through-type="none" style:text-position="0% 100%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9" style:display-name="ListLabel 9" style:family="text">
      <style:text-properties fo:color="#666666" style:text-line-through-style="none" style:text-line-through-type="none" style:text-position="0% 100%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3902in" fo:margin-left="0.3902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492in" fo:margin-left="0.2492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text-indent="-2.25in" fo:margin-left="2.25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text-indent="-2.75in" fo:margin-left="2.75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text-indent="-3.25in" fo:margin-left="3.25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text-indent="-3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0" meta:word-count="655" meta:character-count="4298" meta:non-whitespace-character-count="3599"/>
    <meta:generator>LibreOfficeDev/6.0.5.2$Linux_X86_64 LibreOffice_project/</meta:generator>
  </office:meta>
</office:document-meta>
</file>